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110e6e" officeooo:paragraph-rsid="001d8a09" style:font-size-asian="26pt" style:font-weight-asian="normal" style:font-size-complex="2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110e6e" officeooo:paragraph-rsid="001fc769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6pt" fo:font-weight="normal" officeooo:rsid="00110e6e" officeooo:paragraph-rsid="0021a9f0" style:font-size-asian="26pt" style:font-weight-asian="normal" style:font-size-complex="26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28pt" fo:font-weight="normal" officeooo:rsid="00110e6e" officeooo:paragraph-rsid="001d8a09" style:font-size-asian="28pt" style:font-weight-asian="normal" style:font-size-complex="28pt" style:font-weight-complex="normal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1d8a09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5.876cm" fo:min-width="0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0.661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Isaías 51.2</text:span><text:tab/><text:tab/><text:tab/><text:span text:style-name="T1">Sarah Farias<text:tab/><text:tab/></text:span><text:tab/><text:span text:style-name="T2">[ </text:span><text:span text:style-name="T3">27</text:span><text:span text:style-name="T2"> ]</text:span></text:p>
      <text:p text:style-name="P1"><draw:custom-shape text:anchor-type="paragraph" draw:z-index="0" draw:style-name="gr1" draw:text-style-name="P5" svg:width="0.345cm" svg:height="5.875cm" svg:x="16.335cm" svg:y="0.06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*** Abraão estava só, ele não te conhecia</text:p>
      <text:p text:style-name="P1">Ele nem imaginava que o senhor escolheria</text:p>
      <text:p text:style-name="P1"><draw:frame text:anchor-type="paragraph" draw:z-index="1" draw:style-name="gr2" draw:text-style-name="P6" svg:width="1.059cm" svg:height="0.673cm" svg:x="16.812cm" svg:y="0.737cm"><draw:text-box><text:p><text:span text:style-name="T5">2x</text:span></text:p></draw:text-box></draw:frame>Um homem limitado pelo tempo</text:p>
      <text:p text:style-name="P3">Pela idade para ser abençoado</text:p>
      <text:p text:style-name="P3"><draw:frame text:anchor-type="paragraph" draw:z-index="3" draw:style-name="gr4" draw:text-style-name="P6" svg:width="1.059cm" svg:height="0.408cm" svg:x="15.886cm" svg:y="0.704cm"><draw:text-box><text:p><text:span text:style-name="T5">2x</text:span></text:p></draw:text-box></draw:frame>sobre muitos exaltado</text:p>
      <text:p text:style-name="P1"><draw:custom-shape text:anchor-type="paragraph" draw:z-index="2" draw:style-name="gr3" draw:text-style-name="P7" svg:width="0.265cm" svg:height="0.66cm" svg:x="16.071cm" svg:y="0.16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us chama, abençoa e depois multiplica</text:p>
      <text:p text:style-name="P1"/>
      <text:p text:style-name="P1">Eu vou parar de sofrer pelo que aconteceu</text:p>
      <text:p text:style-name="P1">Vou adorar, vou adorar</text:p>
      <text:p text:style-name="P2">Eu vou parar de chorar</text:p>
      <text:p text:style-name="P2">pelo que ainda vai chegar</text:p>
      <text:p text:style-name="P1">Vou adorar, vou adorar</text:p>
      <text:p text:style-name="P2">O que de Deus é gerado</text:p>
      <text:p text:style-name="P2">nunca pode ser tocado</text:p>
      <text:p text:style-name="P1">Pois conserva-se a si mesmo</text:p>
      <text:p text:style-name="P1">E pelo mal é respeitado e esta é a vitória</text:p>
      <text:p text:style-name="P1">Que vence o mundo, que vence o mundo</text:p>
      <text:p text:style-name="P1">Que vence o mundo, a minha fé</text:p>
      <text:p text:style-name="P2">Pois maior que testemunho</text:p>
      <text:p text:style-name="P2">dos homens da terra</text:p>
      <text:p text:style-name="P1">É testemunho de Deus, é testemunho de Deus</text:p>
      <text:p text:style-name="P1">É testemunho de De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4:11:30.480271352</dc:date>
    <meta:editing-duration>PT26M39S</meta:editing-duration>
    <meta:editing-cycles>20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2" meta:word-count="127" meta:character-count="649" meta:non-whitespace-character-count="540"/>
  </office:meta>
</office:document-meta>
</file>